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036" calcext:value-type="float">
            <text:p><text:s text:c="3"/>17,036</text:p>
          </table:table-cell>
          <table:table-cell table:style-name="ce51" office:value-type="float" office:value="16379" calcext:value-type="float">
            <text:p><text:s text:c="3"/>16,379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45" calcext:value-type="float">
            <text:p><text:s text:c="3"/>15,945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16823" calcext:value-type="float">
            <text:p><text:s text:c="3"/>16,823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52" office:value-type="float" office:value="8439" calcext:value-type="float">
            <text:p><text:s text:c="3"/>8,439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687" calcext:value-type="float">
            <text:p><text:s text:c="3"/>8,68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3" calcext:value-type="float">
            <text:p><text:s text:c="3"/>8,243</text:p>
          </table:table-cell>
          <table:table-cell table:style-name="ce52" office:value-type="float" office:value="7940" calcext:value-type="float">
            <text:p><text:s text:c="3"/>7,940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04" calcext:value-type="float">
            <text:p><text:s text:c="3"/>7,704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8136" calcext:value-type="float">
            <text:p><text:s text:c="3"/>8,13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212" calcext:value-type="float">
            <text:p><text:s text:c="3"/>17,212</text:p>
          </table:table-cell>
          <table:table-cell table:style-name="ce51" office:value-type="float" office:value="16546" calcext:value-type="float">
            <text:p><text:s text:c="3"/>16,546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157" calcext:value-type="float">
            <text:p><text:s text:c="3"/>16,157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6978" calcext:value-type="float">
            <text:p><text:s text:c="3"/>16,97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967" calcext:value-type="float">
            <text:p><text:s text:c="3"/>8,967</text:p>
          </table:table-cell>
          <table:table-cell table:style-name="ce52" office:value-type="float" office:value="8622" calcext:value-type="float">
            <text:p><text:s text:c="3"/>8,622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427" calcext:value-type="float">
            <text:p><text:s text:c="3"/>8,427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849" calcext:value-type="float">
            <text:p><text:s text:c="3"/>8,84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7924" calcext:value-type="float">
            <text:p><text:s text:c="3"/>7,92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0" calcext:value-type="float">
            <text:p><text:s text:c="3"/>7,730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29" calcext:value-type="float">
            <text:p><text:s text:c="3"/>8,12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  <text:p>截至10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50395" calcext:value-type="float">
            <text:p><text:s text:c="3"/>150,395</text:p>
          </table:table-cell>
          <table:table-cell table:style-name="ce49" office:value-type="float" office:value="144523" calcext:value-type="float">
            <text:p><text:s text:c="3"/>144,523</text:p>
          </table:table-cell>
          <table:table-cell table:style-name="ce49" office:value-type="float" office:value="5868" calcext:value-type="float">
            <text:p><text:s text:c="3"/>5,86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141131" calcext:value-type="float">
            <text:p><text:s text:c="3"/>141,131</text:p>
          </table:table-cell>
          <table:table-cell table:style-name="ce49" office:value-type="float" office:value="4008" calcext:value-type="float">
            <text:p><text:s text:c="3"/>4,008</text:p>
          </table:table-cell>
          <table:table-cell table:style-name="ce49" office:value-type="float" office:value="5256" calcext:value-type="float">
            <text:p><text:s text:c="3"/>5,256</text:p>
          </table:table-cell>
          <table:table-cell table:style-name="ce49" office:value-type="float" office:value="148207" calcext:value-type="float">
            <text:p><text:s text:c="3"/>148,207</text:p>
          </table:table-cell>
          <table:table-cell table:style-name="ce49" office:value-type="float" office:value="639" calcext:value-type="float">
            <text:p><text:s text:c="3"/>639</text:p>
          </table:table-cell>
          <table:table-cell table:style-name="ce82" office:value-type="float" office:value="1549" calcext:value-type="float">
            <text:p><text:s text:c="3"/>1,549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77837" calcext:value-type="float">
            <text:p><text:s text:c="3"/>77,837</text:p>
          </table:table-cell>
          <table:table-cell table:style-name="ce50" office:value-type="float" office:value="74884" calcext:value-type="float">
            <text:p><text:s text:c="3"/>74,884</text:p>
          </table:table-cell>
          <table:table-cell table:style-name="ce50" office:value-type="float" office:value="2950" calcext:value-type="float">
            <text:p><text:s text:c="3"/>2,950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73102" calcext:value-type="float">
            <text:p><text:s text:c="3"/>73,102</text:p>
          </table:table-cell>
          <table:table-cell table:style-name="ce50" office:value-type="float" office:value="2054" calcext:value-type="float">
            <text:p><text:s text:c="3"/>2,054</text:p>
          </table:table-cell>
          <table:table-cell table:style-name="ce50" office:value-type="float" office:value="2681" calcext:value-type="float">
            <text:p><text:s text:c="3"/>2,681</text:p>
          </table:table-cell>
          <table:table-cell table:style-name="ce50" office:value-type="float" office:value="76680" calcext:value-type="float">
            <text:p><text:s text:c="3"/>76,680</text:p>
          </table:table-cell>
          <table:table-cell table:style-name="ce50" office:value-type="float" office:value="360" calcext:value-type="float">
            <text:p><text:s text:c="3"/>360</text:p>
          </table:table-cell>
          <table:table-cell table:style-name="ce83" office:value-type="float" office:value="797" calcext:value-type="float">
            <text:p><text:s text:c="3"/>79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72558" calcext:value-type="float">
            <text:p><text:s text:c="3"/>72,558</text:p>
          </table:table-cell>
          <table:table-cell table:style-name="ce50" office:value-type="float" office:value="69639" calcext:value-type="float">
            <text:p><text:s text:c="3"/>69,639</text:p>
          </table:table-cell>
          <table:table-cell table:style-name="ce50" office:value-type="float" office:value="2918" calcext:value-type="float">
            <text:p><text:s text:c="3"/>2,91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68029" calcext:value-type="float">
            <text:p><text:s text:c="3"/>68,029</text:p>
          </table:table-cell>
          <table:table-cell table:style-name="ce50" office:value-type="float" office:value="1954" calcext:value-type="float">
            <text:p><text:s text:c="3"/>1,954</text:p>
          </table:table-cell>
          <table:table-cell table:style-name="ce50" office:value-type="float" office:value="2575" calcext:value-type="float">
            <text:p><text:s text:c="3"/>2,575</text:p>
          </table:table-cell>
          <table:table-cell table:style-name="ce50" office:value-type="float" office:value="71527" calcext:value-type="float">
            <text:p><text:s text:c="3"/>71,527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83" office:value-type="float" office:value="752" calcext:value-type="float">
            <text:p><text:s text:c="3"/>7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587" calcext:value-type="float">
            <text:p><text:s text:c="3"/>13,587</text:p>
          </table:table-cell>
          <table:table-cell table:style-name="ce51" office:value-type="float" office:value="13065" calcext:value-type="float">
            <text:p><text:s text:c="3"/>13,06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718" calcext:value-type="float">
            <text:p><text:s text:c="3"/>12,71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13380" calcext:value-type="float">
            <text:p><text:s text:c="3"/>13,38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71" calcext:value-type="float">
            <text:p><text:s text:c="3"/>6,971</text:p>
          </table:table-cell>
          <table:table-cell table:style-name="ce52" office:value-type="float" office:value="6701" calcext:value-type="float">
            <text:p><text:s text:c="3"/>6,70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534" calcext:value-type="float">
            <text:p><text:s text:c="3"/>6,534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6859" calcext:value-type="float">
            <text:p><text:s text:c="3"/>6,85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6" calcext:value-type="float">
            <text:p><text:s text:c="3"/>6,616</text:p>
          </table:table-cell>
          <table:table-cell table:style-name="ce52" office:value-type="float" office:value="6364" calcext:value-type="float">
            <text:p><text:s text:c="3"/>6,36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84" calcext:value-type="float">
            <text:p><text:s text:c="3"/>6,184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521" calcext:value-type="float">
            <text:p><text:s text:c="3"/>6,52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709" calcext:value-type="float">
            <text:p><text:s text:c="3"/>14,709</text:p>
          </table:table-cell>
          <table:table-cell table:style-name="ce51" office:value-type="float" office:value="14152" calcext:value-type="float">
            <text:p><text:s text:c="3"/>14,152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792" calcext:value-type="float">
            <text:p><text:s text:c="3"/>13,792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14478" calcext:value-type="float">
            <text:p><text:s text:c="3"/>14,47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68" calcext:value-type="float">
            <text:p><text:s text:c="3"/>16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5" calcext:value-type="float">
            <text:p><text:s text:c="3"/>7,655</text:p>
          </table:table-cell>
          <table:table-cell table:style-name="ce52" office:value-type="float" office:value="7373" calcext:value-type="float">
            <text:p><text:s text:c="3"/>7,373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65" calcext:value-type="float">
            <text:p><text:s text:c="3"/>7,165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7533" calcext:value-type="float">
            <text:p><text:s text:c="3"/>7,53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054" calcext:value-type="float">
            <text:p><text:s text:c="3"/>7,054</text:p>
          </table:table-cell>
          <table:table-cell table:style-name="ce52" office:value-type="float" office:value="6779" calcext:value-type="float">
            <text:p><text:s text:c="3"/>6,779</text:p>
          </table:table-cell>
          <table:table-cell table:style-name="ce52" office:value-type="float" office:value="275" calcext:value-type="float">
            <text:p><text:s text:c="3"/>27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27" calcext:value-type="float">
            <text:p><text:s text:c="3"/>6,627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6945" calcext:value-type="float">
            <text:p><text:s text:c="3"/>6,94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50" calcext:value-type="float">
            <text:p><text:s text:c="3"/>15,150</text:p>
          </table:table-cell>
          <table:table-cell table:style-name="ce51" office:value-type="float" office:value="14539" calcext:value-type="float">
            <text:p><text:s text:c="3"/>14,539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190" calcext:value-type="float">
            <text:p><text:s text:c="3"/>14,190</text:p>
          </table:table-cell>
          <table:table-cell table:style-name="ce51" office:value-type="float" office:value="422" calcext:value-type="float">
            <text:p><text:s text:c="3"/>42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14932" calcext:value-type="float">
            <text:p><text:s text:c="3"/>14,932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84" office:value-type="float" office:value="167" calcext:value-type="float">
            <text:p><text:s text:c="3"/>16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843" calcext:value-type="float">
            <text:p><text:s text:c="3"/>7,843</text:p>
          </table:table-cell>
          <table:table-cell table:style-name="ce52" office:value-type="float" office:value="7525" calcext:value-type="float">
            <text:p><text:s text:c="3"/>7,525</text:p>
          </table:table-cell>
          <table:table-cell table:style-name="ce52" office:value-type="float" office:value="318" calcext:value-type="float">
            <text:p><text:s text:c="3"/>3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61" calcext:value-type="float">
            <text:p><text:s text:c="3"/>7,361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7722" calcext:value-type="float">
            <text:p><text:s text:c="3"/>7,72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07" calcext:value-type="float">
            <text:p><text:s text:c="3"/>7,307</text:p>
          </table:table-cell>
          <table:table-cell table:style-name="ce52" office:value-type="float" office:value="7014" calcext:value-type="float">
            <text:p><text:s text:c="3"/>7,014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29" calcext:value-type="float">
            <text:p><text:s text:c="3"/>6,82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7210" calcext:value-type="float">
            <text:p><text:s text:c="3"/>7,21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913" calcext:value-type="float">
            <text:p><text:s text:c="3"/>13,913</text:p>
          </table:table-cell>
          <table:table-cell table:style-name="ce51" office:value-type="float" office:value="13360" calcext:value-type="float">
            <text:p><text:s text:c="3"/>13,360</text:p>
          </table:table-cell>
          <table:table-cell table:style-name="ce51" office:value-type="float" office:value="553" calcext:value-type="float">
            <text:p><text:s text:c="3"/>55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062" calcext:value-type="float">
            <text:p><text:s text:c="3"/>13,062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13705" calcext:value-type="float">
            <text:p><text:s text:c="3"/>13,705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02" calcext:value-type="float">
            <text:p><text:s text:c="3"/>7,202</text:p>
          </table:table-cell>
          <table:table-cell table:style-name="ce52" office:value-type="float" office:value="6944" calcext:value-type="float">
            <text:p><text:s text:c="3"/>6,944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774" calcext:value-type="float">
            <text:p><text:s text:c="3"/>6,774</text:p>
          </table:table-cell>
          <table:table-cell table:style-name="ce52" office:value-type="float" office:value="170" calcext:value-type="float">
            <text:p><text:s text:c="3"/>170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7090" calcext:value-type="float">
            <text:p><text:s text:c="3"/>7,09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711" calcext:value-type="float">
            <text:p><text:s text:c="3"/>6,711</text:p>
          </table:table-cell>
          <table:table-cell table:style-name="ce52" office:value-type="float" office:value="6416" calcext:value-type="float">
            <text:p><text:s text:c="3"/>6,41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88" calcext:value-type="float">
            <text:p><text:s text:c="3"/>6,288</text:p>
          </table:table-cell>
          <table:table-cell table:style-name="ce52" office:value-type="float" office:value="172" calcext:value-type="float">
            <text:p><text:s text:c="3"/>172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615" calcext:value-type="float">
            <text:p><text:s text:c="3"/>6,61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93" calcext:value-type="float">
            <text:p><text:s text:c="3"/>16,793</text:p>
          </table:table-cell>
          <table:table-cell table:style-name="ce51" office:value-type="float" office:value="16097" calcext:value-type="float">
            <text:p><text:s text:c="3"/>16,097</text:p>
          </table:table-cell>
          <table:table-cell table:style-name="ce51" office:value-type="float" office:value="695" calcext:value-type="float">
            <text:p><text:s text:c="3"/>69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800" calcext:value-type="float">
            <text:p><text:s text:c="3"/>15,800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587" calcext:value-type="float">
            <text:p><text:s text:c="3"/>587</text:p>
          </table:table-cell>
          <table:table-cell table:style-name="ce51" office:value-type="float" office:value="16563" calcext:value-type="float">
            <text:p><text:s text:c="3"/>16,56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57" calcext:value-type="float">
            <text:p><text:s text:c="3"/>15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8" calcext:value-type="float">
            <text:p><text:s text:c="3"/>8,768</text:p>
          </table:table-cell>
          <table:table-cell table:style-name="ce52" office:value-type="float" office:value="8416" calcext:value-type="float">
            <text:p><text:s text:c="3"/>8,416</text:p>
          </table:table-cell>
          <table:table-cell table:style-name="ce52" office:value-type="float" office:value="351" calcext:value-type="float">
            <text:p><text:s text:c="3"/>35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8654" calcext:value-type="float">
            <text:p><text:s text:c="3"/>8,65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025" calcext:value-type="float">
            <text:p><text:s text:c="3"/>8,025</text:p>
          </table:table-cell>
          <table:table-cell table:style-name="ce52" office:value-type="float" office:value="7681" calcext:value-type="float">
            <text:p><text:s text:c="3"/>7,681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55" calcext:value-type="float">
            <text:p><text:s text:c="3"/>7,55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7909" calcext:value-type="float">
            <text:p><text:s text:c="3"/>7,909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6]&gt;0)*([.C67]=0);100;IF(([.C106]=0)*([.C67]&gt;0);-100;IF(ISERROR(([.C106]-[.C67])/[.C67]*100);0;([.C106]-[.C67])/[.C67]*100)))" office:value-type="float" office:value="-1.42639117163653" calcext:value-type="float">
            <text:p><text:s text:c="3"/>－1.43</text:p>
          </table:table-cell>
          <table:table-cell table:style-name="ce53" table:formula="of:=IF(([.D106]&gt;0)*([.D67]=0);100;IF(([.D106]=0)*([.D67]&gt;0);-100;IF(ISERROR(([.D106]-[.D67])/[.D67]*100);0;([.D106]-[.D67])/[.D67]*100)))" office:value-type="float" office:value="-1.72171683252946" calcext:value-type="float">
            <text:p><text:s text:c="3"/>－1.72</text:p>
          </table:table-cell>
          <table:table-cell table:style-name="ce53" table:formula="of:=IF(([.E106]&gt;0)*([.E67]=0);100;IF(([.E106]=0)*([.E67]&gt;0);-100;IF(ISERROR(([.E106]-[.E67])/[.E67]*100);0;([.E106]-[.E67])/[.E67]*100)))" office:value-type="float" office:value="5.78386605783866" calcext:value-type="float">
            <text:p>5.78</text:p>
          </table:table-cell>
          <table:table-cell table:style-name="ce53" table:formula="of:=IF(([.F106]&gt;0)*([.F67]=0);100;IF(([.F106]=0)*([.F67]&gt;0);-100;IF(ISERROR(([.F106]-[.F67])/[.F67]*100);0;([.F106]-[.F67])/[.F67]*100)))" office:value-type="float" office:value="100" calcext:value-type="float">
            <text:p>100.00</text:p>
          </table:table-cell>
          <table:table-cell table:style-name="ce53" table:formula="of:=IF(([.G106]&gt;0)*([.G67]=0);100;IF(([.G106]=0)*([.G67]&gt;0);-100;IF(ISERROR(([.G106]-[.G67])/[.G67]*100);0;([.G106]-[.G67])/[.G67]*100)))" office:value-type="float" office:value="-0.909375979931013" calcext:value-type="float">
            <text:p><text:s text:c="3"/>－0.91</text:p>
          </table:table-cell>
          <table:table-cell table:style-name="ce53" table:formula="of:=IF(([.H106]&gt;0)*([.H67]=0);100;IF(([.H106]=0)*([.H67]&gt;0);-100;IF(ISERROR(([.H106]-[.H67])/[.H67]*100);0;([.H106]-[.H67])/[.H67]*100)))" office:value-type="float" office:value="-23.3962264150943" calcext:value-type="float">
            <text:p><text:s text:c="3"/>－23.40</text:p>
          </table:table-cell>
          <table:table-cell table:style-name="ce53" table:formula="of:=IF(([.I106]&gt;0)*([.I67]=0);100;IF(([.I106]=0)*([.I67]&gt;0);-100;IF(ISERROR(([.I106]-[.I67])/[.I67]*100);0;([.I106]-[.I67])/[.I67]*100)))" office:value-type="float" office:value="4.63458110516934" calcext:value-type="float">
            <text:p>4.63</text:p>
          </table:table-cell>
          <table:table-cell table:style-name="ce53" table:formula="of:=IF(([.J106]&gt;0)*([.J67]=0);100;IF(([.J106]=0)*([.J67]&gt;0);-100;IF(ISERROR(([.J106]-[.J67])/[.J67]*100);0;([.J106]-[.J67])/[.J67]*100)))" office:value-type="float" office:value="-1.54550318017001" calcext:value-type="float">
            <text:p><text:s text:c="3"/>－1.55</text:p>
          </table:table-cell>
          <table:table-cell table:style-name="ce53" table:formula="of:=IF(([.K106]&gt;0)*([.K67]=0);100;IF(([.K106]=0)*([.K67]&gt;0);-100;IF(ISERROR(([.K106]-[.K67])/[.K67]*100);0;([.K106]-[.K67])/[.K67]*100)))" office:value-type="float" office:value="10.6060606060606" calcext:value-type="float">
            <text:p>10.61</text:p>
          </table:table-cell>
          <table:table-cell table:style-name="ce86" table:formula="of:=IF(([.L106]&gt;0)*([.L67]=0);100;IF(([.L106]=0)*([.L67]&gt;0);-100;IF(ISERROR(([.L106]-[.L67])/[.L67]*100);0;([.L106]-[.L67])/[.L67]*100)))" office:value-type="float" office:value="6.80272108843537" calcext:value-type="float">
            <text:p>6.80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7]&gt;0)*([.C68]=0);100;IF(([.C107]=0)*([.C68]&gt;0);-100;IF(ISERROR(([.C107]-[.C68])/[.C68]*100);0;([.C107]-[.C68])/[.C68]*100)))" office:value-type="float" office:value="-0.284317070396907" calcext:value-type="float">
            <text:p><text:s text:c="3"/>－0.28</text:p>
          </table:table-cell>
          <table:table-cell table:style-name="ce54" table:formula="of:=IF(([.D107]&gt;0)*([.D68]=0);100;IF(([.D107]=0)*([.D68]&gt;0);-100;IF(ISERROR(([.D107]-[.D68])/[.D68]*100);0;([.D107]-[.D68])/[.D68]*100)))" office:value-type="float" office:value="-0.272544140300984" calcext:value-type="float">
            <text:p><text:s text:c="3"/>－0.27</text:p>
          </table:table-cell>
          <table:table-cell table:style-name="ce54" table:formula="of:=IF(([.E107]&gt;0)*([.E68]=0);100;IF(([.E107]=0)*([.E68]&gt;0);-100;IF(ISERROR(([.E107]-[.E68])/[.E68]*100);0;([.E107]-[.E68])/[.E68]*100)))" office:value-type="float" office:value="-0.847457627118644" calcext:value-type="float">
            <text:p><text:s text:c="3"/>－0.85</text:p>
          </table:table-cell>
          <table:table-cell table:style-name="ce54" table:formula="of:=IF(([.F107]&gt;0)*([.F68]=0);100;IF(([.F107]=0)*([.F68]&gt;0);-100;IF(ISERROR(([.F107]-[.F68])/[.F68]*100);0;([.F107]-[.F68])/[.F68]*100)))" office:value-type="float" office:value="100" calcext:value-type="float">
            <text:p>100.00</text:p>
          </table:table-cell>
          <table:table-cell table:style-name="ce54" table:formula="of:=IF(([.G107]&gt;0)*([.G68]=0);100;IF(([.G107]=0)*([.G68]&gt;0);-100;IF(ISERROR(([.G107]-[.G68])/[.G68]*100);0;([.G107]-[.G68])/[.G68]*100)))" office:value-type="float" office:value="0.0485377988108239" calcext:value-type="float">
            <text:p>0.05</text:p>
          </table:table-cell>
          <table:table-cell table:style-name="ce54" table:formula="of:=IF(([.H107]&gt;0)*([.H68]=0);100;IF(([.H107]=0)*([.H68]&gt;0);-100;IF(ISERROR(([.H107]-[.H68])/[.H68]*100);0;([.H107]-[.H68])/[.H68]*100)))" office:value-type="float" office:value="-18.8" calcext:value-type="float">
            <text:p><text:s text:c="3"/>－18.80</text:p>
          </table:table-cell>
          <table:table-cell table:style-name="ce54" table:formula="of:=IF(([.I107]&gt;0)*([.I68]=0);100;IF(([.I107]=0)*([.I68]&gt;0);-100;IF(ISERROR(([.I107]-[.I68])/[.I68]*100);0;([.I107]-[.I68])/[.I68]*100)))" office:value-type="float" office:value="5.96026490066225" calcext:value-type="float">
            <text:p>5.96</text:p>
          </table:table-cell>
          <table:table-cell table:style-name="ce54" table:formula="of:=IF(([.J107]&gt;0)*([.J68]=0);100;IF(([.J107]=0)*([.J68]&gt;0);-100;IF(ISERROR(([.J107]-[.J68])/[.J68]*100);0;([.J107]-[.J68])/[.J68]*100)))" office:value-type="float" office:value="-0.379877978588696" calcext:value-type="float">
            <text:p><text:s text:c="3"/>－0.38</text:p>
          </table:table-cell>
          <table:table-cell table:style-name="ce54" table:formula="of:=IF(([.K107]&gt;0)*([.K68]=0);100;IF(([.K107]=0)*([.K68]&gt;0);-100;IF(ISERROR(([.K107]-[.K68])/[.K68]*100);0;([.K107]-[.K68])/[.K68]*100)))" office:value-type="float" office:value="65.3846153846154" calcext:value-type="float">
            <text:p>65.38</text:p>
          </table:table-cell>
          <table:table-cell table:style-name="ce87" table:formula="of:=IF(([.L107]&gt;0)*([.L68]=0);100;IF(([.L107]=0)*([.L68]&gt;0);-100;IF(ISERROR(([.L107]-[.L68])/[.L68]*100);0;([.L107]-[.L68])/[.L68]*100)))" office:value-type="float" office:value="-11.25" calcext:value-type="float">
            <text:p><text:s text:c="3"/>－11.25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8]&gt;0)*([.C69]=0);100;IF(([.C108]=0)*([.C69]&gt;0);-100;IF(ISERROR(([.C108]-[.C69])/[.C69]*100);0;([.C108]-[.C69])/[.C69]*100)))" office:value-type="float" office:value="-2.64466820332403" calcext:value-type="float">
            <text:p><text:s text:c="3"/>－2.64</text:p>
          </table:table-cell>
          <table:table-cell table:style-name="ce55" table:formula="of:=IF(([.D108]&gt;0)*([.D69]=0);100;IF(([.D108]=0)*([.D69]&gt;0);-100;IF(ISERROR(([.D108]-[.D69])/[.D69]*100);0;([.D108]-[.D69])/[.D69]*100)))" office:value-type="float" office:value="-3.26196473551637" calcext:value-type="float">
            <text:p><text:s text:c="3"/>－3.26</text:p>
          </table:table-cell>
          <table:table-cell table:style-name="ce55" table:formula="of:=IF(([.E108]&gt;0)*([.E69]=0);100;IF(([.E108]=0)*([.E69]&gt;0);-100;IF(ISERROR(([.E108]-[.E69])/[.E69]*100);0;([.E108]-[.E69])/[.E69]*100)))" office:value-type="float" office:value="13.5313531353135" calcext:value-type="float">
            <text:p>13.53</text:p>
          </table:table-cell>
          <table:table-cell table:style-name="ce55" table:formula="of:=IF(([.F108]&gt;0)*([.F69]=0);100;IF(([.F108]=0)*([.F69]&gt;0);-100;IF(ISERROR(([.F108]-[.F69])/[.F69]*100);0;([.F108]-[.F69])/[.F69]*100)))" office:value-type="float" office:value="0" calcext:value-type="float">
            <text:p>－</text:p>
          </table:table-cell>
          <table:table-cell table:style-name="ce55" table:formula="of:=IF(([.G108]&gt;0)*([.G69]=0);100;IF(([.G108]=0)*([.G69]&gt;0);-100;IF(ISERROR(([.G108]-[.G69])/[.G69]*100);0;([.G108]-[.G69])/[.G69]*100)))" office:value-type="float" office:value="-1.93406022845275" calcext:value-type="float">
            <text:p><text:s text:c="3"/>－1.93</text:p>
          </table:table-cell>
          <table:table-cell table:style-name="ce55" table:formula="of:=IF(([.H108]&gt;0)*([.H69]=0);100;IF(([.H108]=0)*([.H69]&gt;0);-100;IF(ISERROR(([.H108]-[.H69])/[.H69]*100);0;([.H108]-[.H69])/[.H69]*100)))" office:value-type="float" office:value="-27.5" calcext:value-type="float">
            <text:p><text:s text:c="3"/>－27.50</text:p>
          </table:table-cell>
          <table:table-cell table:style-name="ce55" table:formula="of:=IF(([.I108]&gt;0)*([.I69]=0);100;IF(([.I108]=0)*([.I69]&gt;0);-100;IF(ISERROR(([.I108]-[.I69])/[.I69]*100);0;([.I108]-[.I69])/[.I69]*100)))" office:value-type="float" office:value="3.08880308880309" calcext:value-type="float">
            <text:p>3.09</text:p>
          </table:table-cell>
          <table:table-cell table:style-name="ce55" table:formula="of:=IF(([.J108]&gt;0)*([.J69]=0);100;IF(([.J108]=0)*([.J69]&gt;0);-100;IF(ISERROR(([.J108]-[.J69])/[.J69]*100);0;([.J108]-[.J69])/[.J69]*100)))" office:value-type="float" office:value="-2.79006882989184" calcext:value-type="float">
            <text:p><text:s text:c="3"/>－2.79</text:p>
          </table:table-cell>
          <table:table-cell table:style-name="ce55" table:formula="of:=IF(([.K108]&gt;0)*([.K69]=0);100;IF(([.K108]=0)*([.K69]&gt;0);-100;IF(ISERROR(([.K108]-[.K69])/[.K69]*100);0;([.K108]-[.K69])/[.K69]*100)))" office:value-type="float" office:value="-25" calcext:value-type="float">
            <text:p><text:s text:c="3"/>－25.00</text:p>
          </table:table-cell>
          <table:table-cell table:style-name="ce88" table:formula="of:=IF(([.L108]&gt;0)*([.L69]=0);100;IF(([.L108]=0)*([.L69]&gt;0);-100;IF(ISERROR(([.L108]-[.L69])/[.L69]*100);0;([.L108]-[.L69])/[.L69]*100)))" office:value-type="float" office:value="28.3582089552239" calcext:value-type="float">
            <text:p>28.36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6]&gt;0)*([.C103]=0);100;IF(([.C106]=0)*([.C103]&gt;0);-100;IF(ISERROR(([.C106]-[.C103])/[.C103]*100);0;([.C106]-[.C103])/[.C103]*100)))" office:value-type="float" office:value="20.7000646877021" calcext:value-type="float">
            <text:p>20.70</text:p>
          </table:table-cell>
          <table:table-cell table:style-name="ce56" table:formula="of:=IF(([.D106]&gt;0)*([.D103]=0);100;IF(([.D106]=0)*([.D103]&gt;0);-100;IF(ISERROR(([.D106]-[.D103])/[.D103]*100);0;([.D106]-[.D103])/[.D103]*100)))" office:value-type="float" office:value="20.4865269461078" calcext:value-type="float">
            <text:p>20.49</text:p>
          </table:table-cell>
          <table:table-cell table:style-name="ce56" table:formula="of:=IF(([.E106]&gt;0)*([.E103]=0);100;IF(([.E106]=0)*([.E103]&gt;0);-100;IF(ISERROR(([.E106]-[.E103])/[.E103]*100);0;([.E106]-[.E103])/[.E103]*100)))" office:value-type="float" office:value="25.6781193490054" calcext:value-type="float">
            <text:p>25.68</text:p>
          </table:table-cell>
          <table:table-cell table:style-name="ce56" table:formula="of:=IF(([.F106]&gt;0)*([.F103]=0);100;IF(([.F106]=0)*([.F103]&gt;0);-100;IF(ISERROR(([.F106]-[.F103])/[.F103]*100);0;([.F106]-[.F103])/[.F103]*100)))" office:value-type="float" office:value="100" calcext:value-type="float">
            <text:p>100.00</text:p>
          </table:table-cell>
          <table:table-cell table:style-name="ce56" table:formula="of:=IF(([.G106]&gt;0)*([.G103]=0);100;IF(([.G106]=0)*([.G103]&gt;0);-100;IF(ISERROR(([.G106]-[.G103])/[.G103]*100);0;([.G106]-[.G103])/[.G103]*100)))" office:value-type="float" office:value="20.9615679069055" calcext:value-type="float">
            <text:p>20.96</text:p>
          </table:table-cell>
          <table:table-cell table:style-name="ce56" table:formula="of:=IF(([.H106]&gt;0)*([.H103]=0);100;IF(([.H106]=0)*([.H103]&gt;0);-100;IF(ISERROR(([.H106]-[.H103])/[.H103]*100);0;([.H106]-[.H103])/[.H103]*100)))" office:value-type="float" office:value="18.7134502923977" calcext:value-type="float">
            <text:p>18.71</text:p>
          </table:table-cell>
          <table:table-cell table:style-name="ce56" table:formula="of:=IF(([.I106]&gt;0)*([.I103]=0);100;IF(([.I106]=0)*([.I103]&gt;0);-100;IF(ISERROR(([.I106]-[.I103])/[.I103]*100);0;([.I106]-[.I103])/[.I103]*100)))" office:value-type="float" office:value="15.3241650294695" calcext:value-type="float">
            <text:p>15.32</text:p>
          </table:table-cell>
          <table:table-cell table:style-name="ce56" table:formula="of:=IF(([.J106]&gt;0)*([.J103]=0);100;IF(([.J106]=0)*([.J103]&gt;0);-100;IF(ISERROR(([.J106]-[.J103])/[.J103]*100);0;([.J106]-[.J103])/[.J103]*100)))" office:value-type="float" office:value="20.8537030280919" calcext:value-type="float">
            <text:p>20.85</text:p>
          </table:table-cell>
          <table:table-cell table:style-name="ce56" table:formula="of:=IF(([.K106]&gt;0)*([.K103]=0);100;IF(([.K106]=0)*([.K103]&gt;0);-100;IF(ISERROR(([.K106]-[.K103])/[.K103]*100);0;([.K106]-[.K103])/[.K103]*100)))" office:value-type="float" office:value="15.8730158730159" calcext:value-type="float">
            <text:p>15.87</text:p>
          </table:table-cell>
          <table:table-cell table:style-name="ce89" table:formula="of:=IF(([.L106]&gt;0)*([.L103]=0);100;IF(([.L106]=0)*([.L103]&gt;0);-100;IF(ISERROR(([.L106]-[.L103])/[.L103]*100);0;([.L106]-[.L103])/[.L103]*100)))" office:value-type="float" office:value="8.27586206896552" calcext:value-type="float">
            <text:p>8.28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7]&gt;0)*([.C104]=0);100;IF(([.C107]=0)*([.C104]&gt;0);-100;IF(ISERROR(([.C107]-[.C104])/[.C104]*100);0;([.C107]-[.C104])/[.C104]*100)))" office:value-type="float" office:value="21.743960011108" calcext:value-type="float">
            <text:p>21.74</text:p>
          </table:table-cell>
          <table:table-cell table:style-name="ce54" table:formula="of:=IF(([.D107]&gt;0)*([.D104]=0);100;IF(([.D107]=0)*([.D104]&gt;0);-100;IF(ISERROR(([.D107]-[.D104])/[.D104]*100);0;([.D107]-[.D104])/[.D104]*100)))" office:value-type="float" office:value="21.1981566820277" calcext:value-type="float">
            <text:p>21.20</text:p>
          </table:table-cell>
          <table:table-cell table:style-name="ce54" table:formula="of:=IF(([.E107]&gt;0)*([.E104]=0);100;IF(([.E107]=0)*([.E104]&gt;0);-100;IF(ISERROR(([.E107]-[.E104])/[.E104]*100);0;([.E107]-[.E104])/[.E104]*100)))" office:value-type="float" office:value="36.046511627907" calcext:value-type="float">
            <text:p>36.05</text:p>
          </table:table-cell>
          <table:table-cell table:style-name="ce54" table:formula="of:=IF(([.F107]&gt;0)*([.F104]=0);100;IF(([.F107]=0)*([.F104]&gt;0);-100;IF(ISERROR(([.F107]-[.F104])/[.F104]*100);0;([.F107]-[.F104])/[.F104]*100)))" office:value-type="float" office:value="100" calcext:value-type="float">
            <text:p>100.00</text:p>
          </table:table-cell>
          <table:table-cell table:style-name="ce54" table:formula="of:=IF(([.G107]&gt;0)*([.G104]=0);100;IF(([.G107]=0)*([.G104]&gt;0);-100;IF(ISERROR(([.G107]-[.G104])/[.G104]*100);0;([.G107]-[.G104])/[.G104]*100)))" office:value-type="float" office:value="21.7153823442575" calcext:value-type="float">
            <text:p>21.72</text:p>
          </table:table-cell>
          <table:table-cell table:style-name="ce54" table:formula="of:=IF(([.H107]&gt;0)*([.H104]=0);100;IF(([.H107]=0)*([.H104]&gt;0);-100;IF(ISERROR(([.H107]-[.H104])/[.H104]*100);0;([.H107]-[.H104])/[.H104]*100)))" office:value-type="float" office:value="19.4117647058824" calcext:value-type="float">
            <text:p>19.41</text:p>
          </table:table-cell>
          <table:table-cell table:style-name="ce54" table:formula="of:=IF(([.I107]&gt;0)*([.I104]=0);100;IF(([.I107]=0)*([.I104]&gt;0);-100;IF(ISERROR(([.I107]-[.I104])/[.I104]*100);0;([.I107]-[.I104])/[.I104]*100)))" office:value-type="float" office:value="24.031007751938" calcext:value-type="float">
            <text:p>24.03</text:p>
          </table:table-cell>
          <table:table-cell table:style-name="ce54" table:formula="of:=IF(([.J107]&gt;0)*([.J104]=0);100;IF(([.J107]=0)*([.J104]&gt;0);-100;IF(ISERROR(([.J107]-[.J104])/[.J104]*100);0;([.J107]-[.J104])/[.J104]*100)))" office:value-type="float" office:value="22.0592383638928" calcext:value-type="float">
            <text:p>22.06</text:p>
          </table:table-cell>
          <table:table-cell table:style-name="ce54" table:formula="of:=IF(([.K107]&gt;0)*([.K104]=0);100;IF(([.K107]=0)*([.K104]&gt;0);-100;IF(ISERROR(([.K107]-[.K104])/[.K104]*100);0;([.K107]-[.K104])/[.K104]*100)))" office:value-type="float" office:value="22.8571428571429" calcext:value-type="float">
            <text:p>22.86</text:p>
          </table:table-cell>
          <table:table-cell table:style-name="ce87" table:formula="of:=IF(([.L107]&gt;0)*([.L104]=0);100;IF(([.L107]=0)*([.L104]&gt;0);-100;IF(ISERROR(([.L107]-[.L104])/[.L104]*100);0;([.L107]-[.L104])/[.L104]*100)))" office:value-type="float" office:value="-7.79220779220779" calcext:value-type="float">
            <text:p><text:s text:c="3"/>－7.79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8]&gt;0)*([.C105]=0);100;IF(([.C108]=0)*([.C105]&gt;0);-100;IF(ISERROR(([.C108]-[.C105])/[.C105]*100);0;([.C108]-[.C105])/[.C105]*100)))" office:value-type="float" office:value="19.5797943674564" calcext:value-type="float">
            <text:p>19.58</text:p>
          </table:table-cell>
          <table:table-cell table:style-name="ce55" table:formula="of:=IF(([.D108]&gt;0)*([.D105]=0);100;IF(([.D108]=0)*([.D105]&gt;0);-100;IF(ISERROR(([.D108]-[.D105])/[.D105]*100);0;([.D108]-[.D105])/[.D105]*100)))" office:value-type="float" office:value="19.7163341645885" calcext:value-type="float">
            <text:p>19.72</text:p>
          </table:table-cell>
          <table:table-cell table:style-name="ce55" table:formula="of:=IF(([.E108]&gt;0)*([.E105]=0);100;IF(([.E108]=0)*([.E105]&gt;0);-100;IF(ISERROR(([.E108]-[.E105])/[.E105]*100);0;([.E108]-[.E105])/[.E105]*100)))" office:value-type="float" office:value="16.6101694915254" calcext:value-type="float">
            <text:p>16.61</text:p>
          </table:table-cell>
          <table:table-cell table:style-name="ce55" table:formula="of:=IF(([.F108]&gt;0)*([.F105]=0);100;IF(([.F108]=0)*([.F105]&gt;0);-100;IF(ISERROR(([.F108]-[.F105])/[.F105]*100);0;([.F108]-[.F105])/[.F105]*100)))" office:value-type="float" office:value="0" calcext:value-type="float">
            <text:p>－</text:p>
          </table:table-cell>
          <table:table-cell table:style-name="ce55" table:formula="of:=IF(([.G108]&gt;0)*([.G105]=0);100;IF(([.G108]=0)*([.G105]&gt;0);-100;IF(ISERROR(([.G108]-[.G105])/[.G105]*100);0;([.G108]-[.G105])/[.G105]*100)))" office:value-type="float" office:value="20.1494910941476" calcext:value-type="float">
            <text:p>20.15</text:p>
          </table:table-cell>
          <table:table-cell table:style-name="ce55" table:formula="of:=IF(([.H108]&gt;0)*([.H105]=0);100;IF(([.H108]=0)*([.H105]&gt;0);-100;IF(ISERROR(([.H108]-[.H105])/[.H105]*100);0;([.H108]-[.H105])/[.H105]*100)))" office:value-type="float" office:value="18.0232558139535" calcext:value-type="float">
            <text:p>18.02</text:p>
          </table:table-cell>
          <table:table-cell table:style-name="ce55" table:formula="of:=IF(([.I108]&gt;0)*([.I105]=0);100;IF(([.I108]=0)*([.I105]&gt;0);-100;IF(ISERROR(([.I108]-[.I105])/[.I105]*100);0;([.I108]-[.I105])/[.I105]*100)))" office:value-type="float" office:value="6.37450199203187" calcext:value-type="float">
            <text:p>6.37</text:p>
          </table:table-cell>
          <table:table-cell table:style-name="ce55" table:formula="of:=IF(([.J108]&gt;0)*([.J105]=0);100;IF(([.J108]=0)*([.J105]&gt;0);-100;IF(ISERROR(([.J108]-[.J105])/[.J105]*100);0;([.J108]-[.J105])/[.J105]*100)))" office:value-type="float" office:value="19.5616024187453" calcext:value-type="float">
            <text:p>19.56</text:p>
          </table:table-cell>
          <table:table-cell table:style-name="ce55" table:formula="of:=IF(([.K108]&gt;0)*([.K105]=0);100;IF(([.K108]=0)*([.K105]&gt;0);-100;IF(ISERROR(([.K108]-[.K105])/[.K105]*100);0;([.K108]-[.K105])/[.K105]*100)))" office:value-type="float" office:value="7.14285714285714" calcext:value-type="float">
            <text:p>7.14</text:p>
          </table:table-cell>
          <table:table-cell table:style-name="ce88" table:formula="of:=IF(([.L108]&gt;0)*([.L105]=0);100;IF(([.L108]=0)*([.L105]&gt;0);-100;IF(ISERROR(([.L108]-[.L105])/[.L105]*100);0;([.L108]-[.L105])/[.L105]*100)))" office:value-type="float" office:value="26.4705882352941" calcext:value-type="float">
            <text:p>26.47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7年11月5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7 年 10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6793" calcext:value-type="float">
            <text:p><text:s text:c="3"/>16,793</text:p>
          </table:table-cell>
          <table:table-cell table:style-name="ce113" office:value-type="float" office:value="16097" calcext:value-type="float">
            <text:p><text:s text:c="3"/>16,097</text:p>
          </table:table-cell>
          <table:table-cell table:style-name="ce113" office:value-type="float" office:value="695" calcext:value-type="float">
            <text:p><text:s text:c="3"/>695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15800" calcext:value-type="float">
            <text:p><text:s text:c="3"/>15,800</text:p>
          </table:table-cell>
          <table:table-cell table:style-name="ce113" office:value-type="float" office:value="406" calcext:value-type="float">
            <text:p><text:s text:c="3"/>406</text:p>
          </table:table-cell>
          <table:table-cell table:style-name="ce113" office:value-type="float" office:value="587" calcext:value-type="float">
            <text:p><text:s text:c="3"/>587</text:p>
          </table:table-cell>
          <table:table-cell table:style-name="ce113" office:value-type="float" office:value="16563" calcext:value-type="float">
            <text:p><text:s text:c="3"/>16,563</text:p>
          </table:table-cell>
          <table:table-cell table:style-name="ce113" office:value-type="float" office:value="73" calcext:value-type="float">
            <text:p><text:s text:c="3"/>73</text:p>
          </table:table-cell>
          <table:table-cell table:style-name="ce127" office:value-type="float" office:value="157" calcext:value-type="float">
            <text:p><text:s text:c="3"/>157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768" calcext:value-type="float">
            <text:p><text:s text:c="3"/>8,768</text:p>
          </table:table-cell>
          <table:table-cell table:style-name="ce114" office:value-type="float" office:value="8416" calcext:value-type="float">
            <text:p><text:s text:c="3"/>8,416</text:p>
          </table:table-cell>
          <table:table-cell table:style-name="ce114" office:value-type="float" office:value="351" calcext:value-type="float">
            <text:p><text:s text:c="3"/>35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4" office:value-type="float" office:value="8245" calcext:value-type="float">
            <text:p><text:s text:c="3"/>8,245</text:p>
          </table:table-cell>
          <table:table-cell table:style-name="ce114" office:value-type="float" office:value="203" calcext:value-type="float">
            <text:p><text:s text:c="3"/>203</text:p>
          </table:table-cell>
          <table:table-cell table:style-name="ce114" office:value-type="float" office:value="320" calcext:value-type="float">
            <text:p><text:s text:c="3"/>320</text:p>
          </table:table-cell>
          <table:table-cell table:style-name="ce114" office:value-type="float" office:value="8654" calcext:value-type="float">
            <text:p><text:s text:c="3"/>8,654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style-name="ce128" office:value-type="float" office:value="71" calcext:value-type="float">
            <text:p><text:s text:c="3"/>71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025" calcext:value-type="float">
            <text:p><text:s text:c="3"/>8,025</text:p>
          </table:table-cell>
          <table:table-cell table:style-name="ce114" office:value-type="float" office:value="7681" calcext:value-type="float">
            <text:p><text:s text:c="3"/>7,681</text:p>
          </table:table-cell>
          <table:table-cell table:style-name="ce114" office:value-type="float" office:value="344" calcext:value-type="float">
            <text:p><text:s text:c="3"/>344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7555" calcext:value-type="float">
            <text:p><text:s text:c="3"/>7,555</text:p>
          </table:table-cell>
          <table:table-cell table:style-name="ce114" office:value-type="float" office:value="203" calcext:value-type="float">
            <text:p><text:s text:c="3"/>203</text:p>
          </table:table-cell>
          <table:table-cell table:style-name="ce114" office:value-type="float" office:value="267" calcext:value-type="float">
            <text:p><text:s text:c="3"/>267</text:p>
          </table:table-cell>
          <table:table-cell table:style-name="ce114" office:value-type="float" office:value="7909" calcext:value-type="float">
            <text:p><text:s text:c="3"/>7,909</text:p>
          </table:table-cell>
          <table:table-cell table:style-name="ce114" office:value-type="float" office:value="30" calcext:value-type="float">
            <text:p><text:s text:c="3"/>30</text:p>
          </table:table-cell>
          <table:table-cell table:style-name="ce129" office:value-type="float" office:value="86" calcext:value-type="float">
            <text:p><text:s text:c="3"/>86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606" calcext:value-type="float">
            <text:p><text:s text:c="3"/>2,606</text:p>
          </table:table-cell>
          <table:table-cell table:style-name="ce106" office:value-type="float" office:value="2509" calcext:value-type="float">
            <text:p><text:s text:c="3"/>2,509</text:p>
          </table:table-cell>
          <table:table-cell table:style-name="ce106" office:value-type="float" office:value="97" calcext:value-type="float">
            <text:p><text:s text:c="3"/>9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438" calcext:value-type="float">
            <text:p><text:s text:c="3"/>2,438</text:p>
          </table:table-cell>
          <table:table-cell table:style-name="ce106" office:value-type="float" office:value="83" calcext:value-type="float">
            <text:p><text:s text:c="3"/>83</text:p>
          </table:table-cell>
          <table:table-cell table:style-name="ce121" office:value-type="float" office:value="85" calcext:value-type="float">
            <text:p><text:s text:c="3"/>85</text:p>
          </table:table-cell>
          <table:table-cell table:style-name="ce113" office:value-type="float" office:value="2556" calcext:value-type="float">
            <text:p><text:s text:c="3"/>2,556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21" office:value-type="float" office:value="30" calcext:value-type="float">
            <text:p><text:s text:c="3"/>30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328" calcext:value-type="float">
            <text:p><text:s text:c="3"/>1,328</text:p>
          </table:table-cell>
          <table:table-cell table:style-name="ce107" office:value-type="float" office:value="1274" calcext:value-type="float">
            <text:p><text:s text:c="3"/>1,274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249" calcext:value-type="float">
            <text:p><text:s text:c="3"/>1,249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09" office:value-type="float" office:value="42" calcext:value-type="float">
            <text:p><text:s text:c="3"/>42</text:p>
          </table:table-cell>
          <table:table-cell table:style-name="ce114" office:value-type="float" office:value="1305" calcext:value-type="float">
            <text:p><text:s text:c="3"/>1,305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278" calcext:value-type="float">
            <text:p><text:s text:c="3"/>1,278</text:p>
          </table:table-cell>
          <table:table-cell table:style-name="ce107" office:value-type="float" office:value="1235" calcext:value-type="float">
            <text:p><text:s text:c="3"/>1,235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1189" calcext:value-type="float">
            <text:p><text:s text:c="3"/>1,189</text:p>
          </table:table-cell>
          <table:table-cell table:style-name="ce108" office:value-type="float" office:value="46" calcext:value-type="float">
            <text:p><text:s text:c="3"/>46</text:p>
          </table:table-cell>
          <table:table-cell table:style-name="ce122" office:value-type="float" office:value="43" calcext:value-type="float">
            <text:p><text:s text:c="3"/>43</text:p>
          </table:table-cell>
          <table:table-cell table:style-name="ce116" office:value-type="float" office:value="1251" calcext:value-type="float">
            <text:p><text:s text:c="3"/>1,25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059" calcext:value-type="float">
            <text:p><text:s text:c="3"/>2,059</text:p>
          </table:table-cell>
          <table:table-cell table:style-name="ce106" office:value-type="float" office:value="2004" calcext:value-type="float">
            <text:p><text:s text:c="3"/>2,004</text:p>
          </table:table-cell>
          <table:table-cell table:style-name="ce106" office:value-type="float" office:value="55" calcext:value-type="float">
            <text:p><text:s text:c="3"/>55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975" calcext:value-type="float">
            <text:p><text:s text:c="3"/>1,975</text:p>
          </table:table-cell>
          <table:table-cell table:style-name="ce106" office:value-type="float" office:value="47" calcext:value-type="float">
            <text:p><text:s text:c="3"/>47</text:p>
          </table:table-cell>
          <table:table-cell table:style-name="ce121" office:value-type="float" office:value="37" calcext:value-type="float">
            <text:p><text:s text:c="3"/>37</text:p>
          </table:table-cell>
          <table:table-cell table:style-name="ce113" office:value-type="float" office:value="2018" calcext:value-type="float">
            <text:p><text:s text:c="3"/>2,018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21" office:value-type="float" office:value="29" calcext:value-type="float">
            <text:p><text:s text:c="3"/>29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69" calcext:value-type="float">
            <text:p><text:s text:c="3"/>1,069</text:p>
          </table:table-cell>
          <table:table-cell table:style-name="ce107" office:value-type="float" office:value="1035" calcext:value-type="float">
            <text:p><text:s text:c="3"/>1,035</text:p>
          </table:table-cell>
          <table:table-cell table:style-name="ce107" office:value-type="float" office:value="34" calcext:value-type="float">
            <text:p><text:s text:c="3"/>3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27" calcext:value-type="float">
            <text:p><text:s text:c="3"/>1,027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14" office:value-type="float" office:value="1052" calcext:value-type="float">
            <text:p><text:s text:c="3"/>1,05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990" calcext:value-type="float">
            <text:p><text:s text:c="3"/>990</text:p>
          </table:table-cell>
          <table:table-cell table:style-name="ce107" office:value-type="float" office:value="969" calcext:value-type="float">
            <text:p><text:s text:c="3"/>969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48" calcext:value-type="float">
            <text:p><text:s text:c="3"/>948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22" office:value-type="float" office:value="15" calcext:value-type="float">
            <text:p><text:s text:c="3"/>15</text:p>
          </table:table-cell>
          <table:table-cell table:style-name="ce116" office:value-type="float" office:value="966" calcext:value-type="float">
            <text:p><text:s text:c="3"/>966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2117" calcext:value-type="float">
            <text:p><text:s text:c="3"/>2,117</text:p>
          </table:table-cell>
          <table:table-cell table:style-name="ce106" office:value-type="float" office:value="2018" calcext:value-type="float">
            <text:p><text:s text:c="3"/>2,018</text:p>
          </table:table-cell>
          <table:table-cell table:style-name="ce106" office:value-type="float" office:value="99" calcext:value-type="float">
            <text:p><text:s text:c="3"/>99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999" calcext:value-type="float">
            <text:p><text:s text:c="3"/>1,999</text:p>
          </table:table-cell>
          <table:table-cell table:style-name="ce106" office:value-type="float" office:value="46" calcext:value-type="float">
            <text:p><text:s text:c="3"/>46</text:p>
          </table:table-cell>
          <table:table-cell table:style-name="ce121" office:value-type="float" office:value="72" calcext:value-type="float">
            <text:p><text:s text:c="3"/>72</text:p>
          </table:table-cell>
          <table:table-cell table:style-name="ce113" office:value-type="float" office:value="2095" calcext:value-type="float">
            <text:p><text:s text:c="3"/>2,09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132" calcext:value-type="float">
            <text:p><text:s text:c="3"/>1,132</text:p>
          </table:table-cell>
          <table:table-cell table:style-name="ce107" office:value-type="float" office:value="1089" calcext:value-type="float">
            <text:p><text:s text:c="3"/>1,089</text:p>
          </table:table-cell>
          <table:table-cell table:style-name="ce107" office:value-type="float" office:value="43" calcext:value-type="float">
            <text:p><text:s text:c="3"/>4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62" calcext:value-type="float">
            <text:p><text:s text:c="3"/>1,062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style-name="ce114" office:value-type="float" office:value="1118" calcext:value-type="float">
            <text:p><text:s text:c="3"/>1,11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985" calcext:value-type="float">
            <text:p><text:s text:c="3"/>985</text:p>
          </table:table-cell>
          <table:table-cell table:style-name="ce107" office:value-type="float" office:value="929" calcext:value-type="float">
            <text:p><text:s text:c="3"/>929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37" calcext:value-type="float">
            <text:p><text:s text:c="3"/>937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22" office:value-type="float" office:value="26" calcext:value-type="float">
            <text:p><text:s text:c="3"/>26</text:p>
          </table:table-cell>
          <table:table-cell table:style-name="ce116" office:value-type="float" office:value="977" calcext:value-type="float">
            <text:p><text:s text:c="3"/>97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2133" calcext:value-type="float">
            <text:p><text:s text:c="3"/>2,133</text:p>
          </table:table-cell>
          <table:table-cell table:style-name="ce106" office:value-type="float" office:value="2040" calcext:value-type="float">
            <text:p><text:s text:c="3"/>2,040</text:p>
          </table:table-cell>
          <table:table-cell table:style-name="ce106" office:value-type="float" office:value="93" calcext:value-type="float">
            <text:p><text:s text:c="3"/>9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025" calcext:value-type="float">
            <text:p><text:s text:c="3"/>2,025</text:p>
          </table:table-cell>
          <table:table-cell table:style-name="ce106" office:value-type="float" office:value="47" calcext:value-type="float">
            <text:p><text:s text:c="3"/>47</text:p>
          </table:table-cell>
          <table:table-cell table:style-name="ce121" office:value-type="float" office:value="61" calcext:value-type="float">
            <text:p><text:s text:c="3"/>61</text:p>
          </table:table-cell>
          <table:table-cell table:style-name="ce113" office:value-type="float" office:value="2106" calcext:value-type="float">
            <text:p><text:s text:c="3"/>2,106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21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111" calcext:value-type="float">
            <text:p><text:s text:c="3"/>1,111</text:p>
          </table:table-cell>
          <table:table-cell table:style-name="ce107" office:value-type="float" office:value="1066" calcext:value-type="float">
            <text:p><text:s text:c="3"/>1,066</text:p>
          </table:table-cell>
          <table:table-cell table:style-name="ce107" office:value-type="float" office:value="45" calcext:value-type="float">
            <text:p><text:s text:c="3"/>45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52" calcext:value-type="float">
            <text:p><text:s text:c="3"/>1,052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style-name="ce114" office:value-type="float" office:value="1098" calcext:value-type="float">
            <text:p><text:s text:c="3"/>1,09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022" calcext:value-type="float">
            <text:p><text:s text:c="3"/>1,022</text:p>
          </table:table-cell>
          <table:table-cell table:style-name="ce107" office:value-type="float" office:value="974" calcext:value-type="float">
            <text:p><text:s text:c="3"/>974</text:p>
          </table:table-cell>
          <table:table-cell table:style-name="ce108" office:value-type="float" office:value="48" calcext:value-type="float">
            <text:p><text:s text:c="3"/>48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73" calcext:value-type="float">
            <text:p><text:s text:c="3"/>973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22" office:value-type="float" office:value="32" calcext:value-type="float">
            <text:p><text:s text:c="3"/>32</text:p>
          </table:table-cell>
          <table:table-cell table:style-name="ce116" office:value-type="float" office:value="1008" calcext:value-type="float">
            <text:p><text:s text:c="3"/>1,00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135" calcext:value-type="float">
            <text:p><text:s text:c="3"/>1,135</text:p>
          </table:table-cell>
          <table:table-cell table:style-name="ce106" office:value-type="float" office:value="1083" calcext:value-type="float">
            <text:p><text:s text:c="3"/>1,083</text:p>
          </table:table-cell>
          <table:table-cell table:style-name="ce106" office:value-type="float" office:value="52" calcext:value-type="float">
            <text:p><text:s text:c="3"/>52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075" calcext:value-type="float">
            <text:p><text:s text:c="3"/>1,075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21" office:value-type="float" office:value="42" calcext:value-type="float">
            <text:p><text:s text:c="3"/>42</text:p>
          </table:table-cell>
          <table:table-cell table:style-name="ce113" office:value-type="float" office:value="1116" calcext:value-type="float">
            <text:p><text:s text:c="3"/>1,116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21" office:value-type="float" office:value="17" calcext:value-type="float">
            <text:p><text:s text:c="3"/>17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607" calcext:value-type="float">
            <text:p><text:s text:c="3"/>607</text:p>
          </table:table-cell>
          <table:table-cell table:style-name="ce107" office:value-type="float" office:value="583" calcext:value-type="float">
            <text:p><text:s text:c="3"/>583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572" calcext:value-type="float">
            <text:p><text:s text:c="3"/>572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style-name="ce114" office:value-type="float" office:value="594" calcext:value-type="float">
            <text:p><text:s text:c="3"/>59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528" calcext:value-type="float">
            <text:p><text:s text:c="3"/>528</text:p>
          </table:table-cell>
          <table:table-cell table:style-name="ce107" office:value-type="float" office:value="500" calcext:value-type="float">
            <text:p><text:s text:c="3"/>500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503" calcext:value-type="float">
            <text:p><text:s text:c="3"/>503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116" office:value-type="float" office:value="522" calcext:value-type="float">
            <text:p><text:s text:c="3"/>522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805" calcext:value-type="float">
            <text:p><text:s text:c="3"/>1,805</text:p>
          </table:table-cell>
          <table:table-cell table:style-name="ce106" office:value-type="float" office:value="1725" calcext:value-type="float">
            <text:p><text:s text:c="3"/>1,725</text:p>
          </table:table-cell>
          <table:table-cell table:style-name="ce106" office:value-type="float" office:value="80" calcext:value-type="float">
            <text:p><text:s text:c="3"/>80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05" calcext:value-type="float">
            <text:p><text:s text:c="3"/>1,705</text:p>
          </table:table-cell>
          <table:table-cell table:style-name="ce106" office:value-type="float" office:value="46" calcext:value-type="float">
            <text:p><text:s text:c="3"/>46</text:p>
          </table:table-cell>
          <table:table-cell table:style-name="ce121" office:value-type="float" office:value="54" calcext:value-type="float">
            <text:p><text:s text:c="3"/>54</text:p>
          </table:table-cell>
          <table:table-cell table:style-name="ce113" office:value-type="float" office:value="1779" calcext:value-type="float">
            <text:p><text:s text:c="3"/>1,779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21" office:value-type="float" office:value="17" calcext:value-type="float">
            <text:p><text:s text:c="3"/>17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05" calcext:value-type="float">
            <text:p><text:s text:c="3"/>1,005</text:p>
          </table:table-cell>
          <table:table-cell table:style-name="ce107" office:value-type="float" office:value="960" calcext:value-type="float">
            <text:p><text:s text:c="3"/>960</text:p>
          </table:table-cell>
          <table:table-cell table:style-name="ce107" office:value-type="float" office:value="45" calcext:value-type="float">
            <text:p><text:s text:c="3"/>45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46" calcext:value-type="float">
            <text:p><text:s text:c="3"/>946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style-name="ce109" office:value-type="float" office:value="33" calcext:value-type="float">
            <text:p><text:s text:c="3"/>33</text:p>
          </table:table-cell>
          <table:table-cell table:style-name="ce114" office:value-type="float" office:value="992" calcext:value-type="float">
            <text:p><text:s text:c="3"/>99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800" calcext:value-type="float">
            <text:p><text:s text:c="3"/>800</text:p>
          </table:table-cell>
          <table:table-cell table:style-name="ce107" office:value-type="float" office:value="765" calcext:value-type="float">
            <text:p><text:s text:c="3"/>765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59" calcext:value-type="float">
            <text:p><text:s text:c="3"/>759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22" office:value-type="float" office:value="21" calcext:value-type="float">
            <text:p><text:s text:c="3"/>21</text:p>
          </table:table-cell>
          <table:table-cell table:style-name="ce116" office:value-type="float" office:value="787" calcext:value-type="float">
            <text:p><text:s text:c="3"/>78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797" calcext:value-type="float">
            <text:p><text:s text:c="3"/>4,797</text:p>
          </table:table-cell>
          <table:table-cell table:style-name="ce106" office:value-type="float" office:value="4581" calcext:value-type="float">
            <text:p><text:s text:c="3"/>4,581</text:p>
          </table:table-cell>
          <table:table-cell table:style-name="ce106" office:value-type="float" office:value="215" calcext:value-type="float">
            <text:p><text:s text:c="3"/>21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4454" calcext:value-type="float">
            <text:p><text:s text:c="3"/>4,454</text:p>
          </table:table-cell>
          <table:table-cell table:style-name="ce106" office:value-type="float" office:value="111" calcext:value-type="float">
            <text:p><text:s text:c="3"/>111</text:p>
          </table:table-cell>
          <table:table-cell table:style-name="ce106" office:value-type="float" office:value="232" calcext:value-type="float">
            <text:p><text:s text:c="3"/>232</text:p>
          </table:table-cell>
          <table:table-cell table:style-name="ce113" office:value-type="float" office:value="4753" calcext:value-type="float">
            <text:p><text:s text:c="3"/>4,753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21" office:value-type="float" office:value="30" calcext:value-type="float">
            <text:p><text:s text:c="3"/>30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451" calcext:value-type="float">
            <text:p><text:s text:c="3"/>2,451</text:p>
          </table:table-cell>
          <table:table-cell table:style-name="ce107" office:value-type="float" office:value="2344" calcext:value-type="float">
            <text:p><text:s text:c="3"/>2,344</text:p>
          </table:table-cell>
          <table:table-cell table:style-name="ce107" office:value-type="float" office:value="106" calcext:value-type="float">
            <text:p><text:s text:c="3"/>10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276" calcext:value-type="float">
            <text:p><text:s text:c="3"/>2,276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style-name="ce107" office:value-type="float" office:value="120" calcext:value-type="float">
            <text:p><text:s text:c="3"/>120</text:p>
          </table:table-cell>
          <table:table-cell table:style-name="ce114" office:value-type="float" office:value="2431" calcext:value-type="float">
            <text:p><text:s text:c="3"/>2,431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2346" calcext:value-type="float">
            <text:p><text:s text:c="3"/>2,346</text:p>
          </table:table-cell>
          <table:table-cell table:style-name="ce107" office:value-type="float" office:value="2237" calcext:value-type="float">
            <text:p><text:s text:c="3"/>2,237</text:p>
          </table:table-cell>
          <table:table-cell table:style-name="ce107" office:value-type="float" office:value="109" calcext:value-type="float">
            <text:p><text:s text:c="3"/>109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178" calcext:value-type="float">
            <text:p><text:s text:c="3"/>2,178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style-name="ce116" office:value-type="float" office:value="2322" calcext:value-type="float">
            <text:p><text:s text:c="3"/>2,32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75" calcext:value-type="float">
            <text:p><text:s text:c="3"/>275</text:p>
          </table:table-cell>
          <table:table-cell table:style-name="ce110" office:value-type="float" office:value="258" calcext:value-type="float">
            <text:p><text:s text:c="3"/>258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59" calcext:value-type="float">
            <text:p><text:s text:c="3"/>259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274" calcext:value-type="float">
            <text:p><text:s text:c="3"/>27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8" calcext:value-type="float">
            <text:p><text:s text:c="3"/>138</text:p>
          </table:table-cell>
          <table:table-cell table:style-name="ce111" office:value-type="float" office:value="132" calcext:value-type="float">
            <text:p><text:s text:c="3"/>13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9" calcext:value-type="float">
            <text:p><text:s text:c="3"/>129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38" calcext:value-type="float">
            <text:p><text:s text:c="3"/>13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7" calcext:value-type="float">
            <text:p><text:s text:c="3"/>137</text:p>
          </table:table-cell>
          <table:table-cell table:style-name="ce111" office:value-type="float" office:value="126" calcext:value-type="float">
            <text:p><text:s text:c="3"/>126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0" calcext:value-type="float">
            <text:p><text:s text:c="3"/>130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136" calcext:value-type="float">
            <text:p><text:s text:c="3"/>13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12" calcext:value-type="float">
            <text:p><text:s text:c="3"/>412</text:p>
          </table:table-cell>
          <table:table-cell table:style-name="ce110" office:value-type="float" office:value="399" calcext:value-type="float">
            <text:p><text:s text:c="3"/>399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73" calcext:value-type="float">
            <text:p><text:s text:c="3"/>373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30" calcext:value-type="float">
            <text:p><text:s text:c="3"/>30</text:p>
          </table:table-cell>
          <table:table-cell table:style-name="ce117" office:value-type="float" office:value="408" calcext:value-type="float">
            <text:p><text:s text:c="3"/>40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02" calcext:value-type="float">
            <text:p><text:s text:c="3"/>202</text:p>
          </table:table-cell>
          <table:table-cell table:style-name="ce111" office:value-type="float" office:value="196" calcext:value-type="float">
            <text:p><text:s text:c="3"/>196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5" calcext:value-type="float">
            <text:p><text:s text:c="3"/>18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18" office:value-type="float" office:value="201" calcext:value-type="float">
            <text:p><text:s text:c="3"/>20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10" calcext:value-type="float">
            <text:p><text:s text:c="3"/>210</text:p>
          </table:table-cell>
          <table:table-cell table:style-name="ce111" office:value-type="float" office:value="203" calcext:value-type="float">
            <text:p><text:s text:c="3"/>203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88" calcext:value-type="float">
            <text:p><text:s text:c="3"/>188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19" office:value-type="float" office:value="207" calcext:value-type="float">
            <text:p><text:s text:c="3"/>20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5" calcext:value-type="float">
            <text:p><text:s text:c="3"/>255</text:p>
          </table:table-cell>
          <table:table-cell table:style-name="ce110" office:value-type="float" office:value="243" calcext:value-type="float">
            <text:p><text:s text:c="3"/>243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8" office:value-type="float" office:value="227" calcext:value-type="float">
            <text:p><text:s text:c="3"/>227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20" calcext:value-type="float">
            <text:p><text:s text:c="3"/>20</text:p>
          </table:table-cell>
          <table:table-cell table:style-name="ce117" office:value-type="float" office:value="252" calcext:value-type="float">
            <text:p><text:s text:c="3"/>25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1" calcext:value-type="float">
            <text:p><text:s text:c="3"/>131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8" office:value-type="float" office:value="112" calcext:value-type="float">
            <text:p><text:s text:c="3"/>11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18" office:value-type="float" office:value="131" calcext:value-type="float">
            <text:p><text:s text:c="3"/>13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4" calcext:value-type="float">
            <text:p><text:s text:c="3"/>124</text:p>
          </table:table-cell>
          <table:table-cell table:style-name="ce111" office:value-type="float" office:value="120" calcext:value-type="float">
            <text:p><text:s text:c="3"/>120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5" calcext:value-type="float">
            <text:p><text:s text:c="3"/>115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21" calcext:value-type="float">
            <text:p><text:s text:c="3"/>12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232" calcext:value-type="float">
            <text:p><text:s text:c="3"/>1,232</text:p>
          </table:table-cell>
          <table:table-cell table:style-name="ce110" office:value-type="float" office:value="1208" calcext:value-type="float">
            <text:p><text:s text:c="3"/>1,208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59" calcext:value-type="float">
            <text:p><text:s text:c="3"/>1,159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23" office:value-type="float" office:value="55" calcext:value-type="float">
            <text:p><text:s text:c="3"/>55</text:p>
          </table:table-cell>
          <table:table-cell table:style-name="ce117" office:value-type="float" office:value="1219" calcext:value-type="float">
            <text:p><text:s text:c="3"/>1,219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24" calcext:value-type="float">
            <text:p><text:s text:c="3"/>624</text:p>
          </table:table-cell>
          <table:table-cell table:style-name="ce111" office:value-type="float" office:value="610" calcext:value-type="float">
            <text:p><text:s text:c="3"/>610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90" calcext:value-type="float">
            <text:p><text:s text:c="3"/>590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28" calcext:value-type="float">
            <text:p><text:s text:c="3"/>28</text:p>
          </table:table-cell>
          <table:table-cell table:style-name="ce118" office:value-type="float" office:value="616" calcext:value-type="float">
            <text:p><text:s text:c="3"/>616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608" calcext:value-type="float">
            <text:p><text:s text:c="3"/>608</text:p>
          </table:table-cell>
          <table:table-cell table:style-name="ce111" office:value-type="float" office:value="598" calcext:value-type="float">
            <text:p><text:s text:c="3"/>598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69" calcext:value-type="float">
            <text:p><text:s text:c="3"/>569</text:p>
          </table:table-cell>
          <table:table-cell table:style-name="ce112" office:value-type="float" office:value="12" calcext:value-type="float">
            <text:p><text:s text:c="3"/>12</text:p>
          </table:table-cell>
          <table:table-cell table:style-name="ce125" office:value-type="float" office:value="27" calcext:value-type="float">
            <text:p><text:s text:c="3"/>27</text:p>
          </table:table-cell>
          <table:table-cell table:style-name="ce119" office:value-type="float" office:value="603" calcext:value-type="float">
            <text:p><text:s text:c="3"/>603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24" calcext:value-type="float">
            <text:p><text:s text:c="3"/>324</text:p>
          </table:table-cell>
          <table:table-cell table:style-name="ce110" office:value-type="float" office:value="301" calcext:value-type="float">
            <text:p><text:s text:c="3"/>301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86" calcext:value-type="float">
            <text:p><text:s text:c="3"/>286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23" office:value-type="float" office:value="26" calcext:value-type="float">
            <text:p><text:s text:c="3"/>26</text:p>
          </table:table-cell>
          <table:table-cell table:style-name="ce117" office:value-type="float" office:value="321" calcext:value-type="float">
            <text:p><text:s text:c="3"/>32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85" calcext:value-type="float">
            <text:p><text:s text:c="3"/>185</text:p>
          </table:table-cell>
          <table:table-cell table:style-name="ce111" office:value-type="float" office:value="172" calcext:value-type="float">
            <text:p><text:s text:c="3"/>172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6" calcext:value-type="float">
            <text:p><text:s text:c="3"/>166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18" office:value-type="float" office:value="184" calcext:value-type="float">
            <text:p><text:s text:c="3"/>18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9" calcext:value-type="float">
            <text:p><text:s text:c="3"/>139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0" calcext:value-type="float">
            <text:p><text:s text:c="3"/>120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19" office:value-type="float" office:value="137" calcext:value-type="float">
            <text:p><text:s text:c="3"/>13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65" calcext:value-type="float">
            <text:p><text:s text:c="3"/>365</text:p>
          </table:table-cell>
          <table:table-cell table:style-name="ce110" office:value-type="float" office:value="345" calcext:value-type="float">
            <text:p><text:s text:c="3"/>345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32" calcext:value-type="float">
            <text:p><text:s text:c="3"/>332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24" calcext:value-type="float">
            <text:p><text:s text:c="3"/>24</text:p>
          </table:table-cell>
          <table:table-cell table:style-name="ce117" office:value-type="float" office:value="362" calcext:value-type="float">
            <text:p><text:s text:c="3"/>36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63" calcext:value-type="float">
            <text:p><text:s text:c="3"/>163</text:p>
          </table:table-cell>
          <table:table-cell table:style-name="ce111" office:value-type="float" office:value="159" calcext:value-type="float">
            <text:p><text:s text:c="3"/>159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7" calcext:value-type="float">
            <text:p><text:s text:c="3"/>147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18" office:value-type="float" office:value="163" calcext:value-type="float">
            <text:p><text:s text:c="3"/>16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02" calcext:value-type="float">
            <text:p><text:s text:c="3"/>202</text:p>
          </table:table-cell>
          <table:table-cell table:style-name="ce111" office:value-type="float" office:value="186" calcext:value-type="float">
            <text:p><text:s text:c="3"/>186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85" calcext:value-type="float">
            <text:p><text:s text:c="3"/>18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14" calcext:value-type="float">
            <text:p><text:s text:c="3"/>14</text:p>
          </table:table-cell>
          <table:table-cell table:style-name="ce119" office:value-type="float" office:value="199" calcext:value-type="float">
            <text:p><text:s text:c="3"/>19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8" calcext:value-type="float">
            <text:p><text:s text:c="3"/>258</text:p>
          </table:table-cell>
          <table:table-cell table:style-name="ce110" office:value-type="float" office:value="244" calcext:value-type="float">
            <text:p><text:s text:c="3"/>244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40" calcext:value-type="float">
            <text:p><text:s text:c="3"/>240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17" office:value-type="float" office:value="254" calcext:value-type="float">
            <text:p><text:s text:c="3"/>25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1" calcext:value-type="float">
            <text:p><text:s text:c="3"/>12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26" calcext:value-type="float">
            <text:p><text:s text:c="3"/>12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9" calcext:value-type="float">
            <text:p><text:s text:c="3"/>129</text:p>
          </table:table-cell>
          <table:table-cell table:style-name="ce111" office:value-type="float" office:value="121" calcext:value-type="float">
            <text:p><text:s text:c="3"/>121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9" calcext:value-type="float">
            <text:p><text:s text:c="3"/>119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128" calcext:value-type="float">
            <text:p><text:s text:c="3"/>12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48" calcext:value-type="float">
            <text:p><text:s text:c="3"/>448</text:p>
          </table:table-cell>
          <table:table-cell table:style-name="ce110" office:value-type="float" office:value="425" calcext:value-type="float">
            <text:p><text:s text:c="3"/>425</text:p>
          </table:table-cell>
          <table:table-cell table:style-name="ce110" office:value-type="float" office:value="23" calcext:value-type="float">
            <text:p><text:s text:c="3"/>2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419" calcext:value-type="float">
            <text:p><text:s text:c="3"/>419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20" calcext:value-type="float">
            <text:p><text:s text:c="3"/>20</text:p>
          </table:table-cell>
          <table:table-cell table:style-name="ce117" office:value-type="float" office:value="445" calcext:value-type="float">
            <text:p><text:s text:c="3"/>44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15" calcext:value-type="float">
            <text:p><text:s text:c="3"/>215</text:p>
          </table:table-cell>
          <table:table-cell table:style-name="ce111" office:value-type="float" office:value="202" calcext:value-type="float">
            <text:p><text:s text:c="3"/>202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201" calcext:value-type="float">
            <text:p><text:s text:c="3"/>20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18" office:value-type="float" office:value="213" calcext:value-type="float">
            <text:p><text:s text:c="3"/>21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33" calcext:value-type="float">
            <text:p><text:s text:c="3"/>233</text:p>
          </table:table-cell>
          <table:table-cell table:style-name="ce111" office:value-type="float" office:value="223" calcext:value-type="float">
            <text:p><text:s text:c="3"/>223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218" calcext:value-type="float">
            <text:p><text:s text:c="3"/>218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19" office:value-type="float" office:value="232" calcext:value-type="float">
            <text:p><text:s text:c="3"/>23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53" calcext:value-type="float">
            <text:p><text:s text:c="3"/>153</text:p>
          </table:table-cell>
          <table:table-cell table:style-name="ce110" office:value-type="float" office:value="131" calcext:value-type="float">
            <text:p><text:s text:c="3"/>131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51" calcext:value-type="float">
            <text:p><text:s text:c="3"/>15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151" calcext:value-type="float">
            <text:p><text:s text:c="3"/>15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1" office:value-type="float" office:value="65" calcext:value-type="float">
            <text:p><text:s text:c="3"/>65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1" calcext:value-type="float">
            <text:p><text:s text:c="3"/>7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71" calcext:value-type="float">
            <text:p><text:s text:c="3"/>7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1" calcext:value-type="float">
            <text:p><text:s text:c="3"/>81</text:p>
          </table:table-cell>
          <table:table-cell table:style-name="ce111" office:value-type="float" office:value="66" calcext:value-type="float">
            <text:p><text:s text:c="3"/>66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0" calcext:value-type="float">
            <text:p><text:s text:c="3"/>8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80" calcext:value-type="float">
            <text:p><text:s text:c="3"/>8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4" calcext:value-type="float">
            <text:p><text:s text:c="3"/>254</text:p>
          </table:table-cell>
          <table:table-cell table:style-name="ce110" office:value-type="float" office:value="234" calcext:value-type="float">
            <text:p><text:s text:c="3"/>234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37" calcext:value-type="float">
            <text:p><text:s text:c="3"/>237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17" office:value-type="float" office:value="254" calcext:value-type="float">
            <text:p><text:s text:c="3"/>25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5" calcext:value-type="float">
            <text:p><text:s text:c="3"/>145</text:p>
          </table:table-cell>
          <table:table-cell table:style-name="ce111" office:value-type="float" office:value="135" calcext:value-type="float">
            <text:p><text:s text:c="3"/>135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5" calcext:value-type="float">
            <text:p><text:s text:c="3"/>13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45" calcext:value-type="float">
            <text:p><text:s text:c="3"/>14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9" calcext:value-type="float">
            <text:p><text:s text:c="3"/>109</text:p>
          </table:table-cell>
          <table:table-cell table:style-name="ce111" office:value-type="float" office:value="99" calcext:value-type="float">
            <text:p><text:s text:c="3"/>99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2" calcext:value-type="float">
            <text:p><text:s text:c="3"/>10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09" calcext:value-type="float">
            <text:p><text:s text:c="3"/>10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80" calcext:value-type="float">
            <text:p><text:s text:c="3"/>80</text:p>
          </table:table-cell>
          <table:table-cell table:style-name="ce110" office:value-type="float" office:value="78" calcext:value-type="float">
            <text:p><text:s text:c="3"/>78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75" calcext:value-type="float">
            <text:p><text:s text:c="3"/>7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80" calcext:value-type="float">
            <text:p><text:s text:c="3"/>8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47" calcext:value-type="float">
            <text:p><text:s text:c="3"/>47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44" calcext:value-type="float">
            <text:p><text:s text:c="3"/>4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47" calcext:value-type="float">
            <text:p><text:s text:c="3"/>4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33" calcext:value-type="float">
            <text:p><text:s text:c="3"/>33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31" calcext:value-type="float">
            <text:p><text:s text:c="3"/>3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33" calcext:value-type="float">
            <text:p><text:s text:c="3"/>3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17" calcext:value-type="float">
            <text:p><text:s text:c="3"/>217</text:p>
          </table:table-cell>
          <table:table-cell table:style-name="ce110" office:value-type="float" office:value="206" calcext:value-type="float">
            <text:p><text:s text:c="3"/>206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04" calcext:value-type="float">
            <text:p><text:s text:c="3"/>204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214" calcext:value-type="float">
            <text:p><text:s text:c="3"/>21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6" calcext:value-type="float">
            <text:p><text:s text:c="3"/>116</text:p>
          </table:table-cell>
          <table:table-cell table:style-name="ce111" office:value-type="float" office:value="107" calcext:value-type="float">
            <text:p><text:s text:c="3"/>107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1" calcext:value-type="float">
            <text:p><text:s text:c="3"/>11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114" calcext:value-type="float">
            <text:p><text:s text:c="3"/>11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1" calcext:value-type="float">
            <text:p><text:s text:c="3"/>101</text:p>
          </table:table-cell>
          <table:table-cell table:style-name="ce111" office:value-type="float" office:value="99" calcext:value-type="float">
            <text:p><text:s text:c="3"/>99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3" calcext:value-type="float">
            <text:p><text:s text:c="3"/>9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00" calcext:value-type="float">
            <text:p><text:s text:c="3"/>10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41" calcext:value-type="float">
            <text:p><text:s text:c="3"/>341</text:p>
          </table:table-cell>
          <table:table-cell table:style-name="ce110" office:value-type="float" office:value="331" calcext:value-type="float">
            <text:p><text:s text:c="3"/>33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21" calcext:value-type="float">
            <text:p><text:s text:c="3"/>321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336" calcext:value-type="float">
            <text:p><text:s text:c="3"/>33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3" calcext:value-type="float">
            <text:p><text:s text:c="3"/>173</text:p>
          </table:table-cell>
          <table:table-cell table:style-name="ce111" office:value-type="float" office:value="166" calcext:value-type="float">
            <text:p><text:s text:c="3"/>166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0" calcext:value-type="float">
            <text:p><text:s text:c="3"/>160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71" calcext:value-type="float">
            <text:p><text:s text:c="3"/>17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8" calcext:value-type="float">
            <text:p><text:s text:c="3"/>168</text:p>
          </table:table-cell>
          <table:table-cell table:style-name="ce111" office:value-type="float" office:value="165" calcext:value-type="float">
            <text:p><text:s text:c="3"/>16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61" calcext:value-type="float">
            <text:p><text:s text:c="3"/>16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165" calcext:value-type="float">
            <text:p><text:s text:c="3"/>16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83" calcext:value-type="float">
            <text:p><text:s text:c="3"/>183</text:p>
          </table:table-cell>
          <table:table-cell table:style-name="ce110" office:value-type="float" office:value="178" calcext:value-type="float">
            <text:p><text:s text:c="3"/>178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71" calcext:value-type="float">
            <text:p><text:s text:c="3"/>17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183" calcext:value-type="float">
            <text:p><text:s text:c="3"/>18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1" calcext:value-type="float">
            <text:p><text:s text:c="3"/>111</text:p>
          </table:table-cell>
          <table:table-cell table:style-name="ce111" office:value-type="float" office:value="107" calcext:value-type="float">
            <text:p><text:s text:c="3"/>107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4" calcext:value-type="float">
            <text:p><text:s text:c="3"/>104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111" calcext:value-type="float">
            <text:p><text:s text:c="3"/>11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2" calcext:value-type="float">
            <text:p><text:s text:c="3"/>72</text:p>
          </table:table-cell>
          <table:table-cell table:style-name="ce111" office:value-type="float" office:value="71" calcext:value-type="float">
            <text:p><text:s text:c="3"/>7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7" calcext:value-type="float">
            <text:p><text:s text:c="3"/>6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72" calcext:value-type="float">
            <text:p><text:s text:c="3"/>7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41" calcext:value-type="float">
            <text:p><text:s text:c="3"/>141</text:p>
          </table:table-cell>
          <table:table-cell table:style-name="ce106" office:value-type="float" office:value="137" calcext:value-type="float">
            <text:p><text:s text:c="3"/>13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29" calcext:value-type="float">
            <text:p><text:s text:c="3"/>129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113" office:value-type="float" office:value="140" calcext:value-type="float">
            <text:p><text:s text:c="3"/>14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number-columns-repeated="2" table:style-name="ce107" office:value-type="float" office:value="65" calcext:value-type="float">
            <text:p><text:s text:c="3"/>65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14" office:value-type="float" office:value="61" calcext:value-type="float">
            <text:p><text:s text:c="3"/>6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14" office:value-type="float" office:value="64" calcext:value-type="float">
            <text:p><text:s text:c="3"/>6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76" calcext:value-type="float">
            <text:p><text:s text:c="3"/>76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68" calcext:value-type="float">
            <text:p><text:s text:c="3"/>6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116" office:value-type="float" office:value="76" calcext:value-type="float">
            <text:p><text:s text:c="3"/>76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28" calcext:value-type="float">
            <text:p><text:s text:c="3"/>128</text:p>
          </table:table-cell>
          <table:table-cell table:style-name="ce110" office:value-type="float" office:value="124" calcext:value-type="float">
            <text:p><text:s text:c="3"/>124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8" calcext:value-type="float">
            <text:p><text:s text:c="3"/>118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127" calcext:value-type="float">
            <text:p><text:s text:c="3"/>12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57" calcext:value-type="float">
            <text:p><text:s text:c="3"/>57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54" calcext:value-type="float">
            <text:p><text:s text:c="3"/>5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56" calcext:value-type="float">
            <text:p><text:s text:c="3"/>5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1" calcext:value-type="float">
            <text:p><text:s text:c="3"/>71</text:p>
          </table:table-cell>
          <table:table-cell table:style-name="ce111" office:value-type="float" office:value="67" calcext:value-type="float">
            <text:p><text:s text:c="3"/>67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4" calcext:value-type="float">
            <text:p><text:s text:c="3"/>64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71" calcext:value-type="float">
            <text:p><text:s text:c="3"/>7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13" calcext:value-type="float">
            <text:p><text:s text:c="3"/>13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13" calcext:value-type="float">
            <text:p><text:s text:c="3"/>1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8" calcext:value-type="float">
            <text:p><text:s text:c="3"/>8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5" calcext:value-type="float">
            <text:p><text:s text:c="3"/>5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7年11月5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76" meta:object-count="0"/>
    <meta:generator>LibreOffice/5.0.6.2$Linux_X86_64 LibreOffice_project/00$Build-2</meta:generator>
  </office:meta>
</office:document-meta>
</file>